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urulent Sans" svg:font-family="'Aurulent Sans'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4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ngs to Know for every language:</text:p>
      <text:list xml:id="list7092690901" text:style-name="L1">
        <text:list-item>
          <text:p text:style-name="P3"><text:span text:style-name="T1">Data</text:span> – Numbers, Strings, Booleans</text:p>
        </text:list-item>
        <text:list-item>
          <text:p text:style-name="P3"><text:span text:style-name="T1">Operations</text:span> – Arithmetic, Logical, Special Operations – e.g string slicing and dicing</text:p>
        </text:list-item>
        <text:list-item>
          <text:p text:style-name="P3"><text:span text:style-name="T1">Commands</text:span> – Assignment, Input/Output, Conditionals, Loops</text:p>
        </text:list-item>
        <text:list-item>
          <text:p text:style-name="P5">Functions</text:p>
        </text:list-item>
        <text:list-item>
          <text:p text:style-name="P5">Algorithms</text:p>
          <text:list>
            <text:list-item>
              <text:p text:style-name="P3">Searching – Linear Search and Binary Search</text:p>
            </text:list-item>
            <text:list-item>
              <text:p text:style-name="P3">Sorting - <text:s/>Selection/Insertion Sort, Bubble Sort, Merge Sort</text:p>
            </text:list-item>
            <text:list-item>
              <text:p text:style-name="P3">Optimization Problems <text:s/>- Dynamic Programming</text:p>
            </text:list-item>
          </text:list>
        </text:list-item>
      </text:list>
      <text:list xml:id="list571564618" text:style-name="L2">
        <text:list-item>
          <text:p text:style-name="P6">Data Structures</text:p>
          <text:list>
            <text:list-item>
              <text:p text:style-name="P4">Hash Tables</text:p>
            </text:list-item>
            <text:list-item>
              <text:p text:style-name="P4">Arrays, Linked Lists</text:p>
            </text:list-item>
          </text:list>
        </text:list-item>
      </text:list>
      <text:list xml:id="list928056418" text:style-name="L3">
        <text:list-item>
          <text:p text:style-name="P7">File I/O</text:p>
        </text:list-item>
        <text:list-item>
          <text:p text:style-name="P7">Object Oriented Programming</text:p>
        </text:list-item>
      </text:list>
      <text:p text:style-name="P1"/>
      <text:p text:style-name="P2">Order of Learning:</text:p>
      <text:list xml:id="list931039026" text:style-name="L4">
        <text:list-item>
          <text:p text:style-name="P8">Data</text:p>
        </text:list-item>
        <text:list-item>
          <text:p text:style-name="P8">Operations on data</text:p>
        </text:list-item>
        <text:list-item>
          <text:p text:style-name="P8">Commands/Statements – assignment, input/output, conditions, loops</text:p>
        </text:list-item>
        <text:list-item>
          <text:p text:style-name="P8">Functions</text:p>
        </text:list-item>
        <text:list-item>
          <text:p text:style-name="P8">Libraries/Modules</text:p>
        </text:list-item>
        <text:list-item>
          <text:p text:style-name="P8">Basic Algorithms</text:p>
          <text:list>
            <text:list-item>
              <text:p text:style-name="P8">Searching – Linear Search and Binary Search</text:p>
            </text:list-item>
            <text:list-item>
              <text:p text:style-name="P8">Sorting – Selection/Insertion Sort, Bubble Sort, Merge Sort</text:p>
            </text:list-item>
          </text:list>
        </text:list-item>
        <text:list-item>
          <text:p text:style-name="P8">Basic Data Structures – Lists, Tuples, Arrays, etc.</text:p>
        </text:list-item>
        <text:list-item>
          <text:p text:style-name="P8">Complex Data Structures – Linked lists, Hash Tables, Tries, Dictionaries, etc.</text:p>
        </text:list-item>
        <text:list-item>
          <text:p text:style-name="P8">Advanced Algorithms</text:p>
          <text:list>
            <text:list-item>
              <text:p text:style-name="P8">Greedy algorithms</text:p>
            </text:list-item>
            <text:list-item>
              <text:p text:style-name="P8">Knapsack problem – dynamic programming</text:p>
              <text:list>
                <text:list-item>
                  <text:p text:style-name="P8">Memoization</text:p>
                </text:list-item>
                <text:list-item>
                  <text:p text:style-name="P8">Decision Trees</text:p>
                </text:list-item>
              </text:list>
            </text:list-item>
          </text:list>
        </text:list-item>
        <text:list-item>
          <text:p text:style-name="P8">File Handling</text:p>
        </text:list-item>
        <text:list-item>
          <text:p text:style-name="P8">Object Oriented Programming</text:p>
          <text:list>
            <text:list-item>
              <text:p text:style-name="P8">Classes and Objects</text:p>
              <text:list>
                <text:list-item>
                  <text:p text:style-name="P8">Creating classes and instances</text:p>
                </text:list-item>
                <text:list-item>
                  <text:p text:style-name="P8">Methods and Operator Overloading (for Python)</text:p>
                </text:list-item>
                <text:list-item>
                  <text:p text:style-name="P8">Data Hiding</text:p>
                </text:list-item>
                <text:list-item>
                  <text:p text:style-name="P8">Inheritance, Encapsulation</text:p>
                </text:list-item>
                <text:list-item>
                  <text:p text:style-name="P8">Shadowing Methods</text:p>
                </text:list-item>
              </text:list>
            </text:list-item>
          </text:list>
        </text:list-item>
        <text:list-item>
          <text:p text:style-name="P8">Other Topics</text:p>
          <text:list>
            <text:list-item>
              <text:p text:style-name="P8">Pointers</text:p>
              <text:p text:style-name="P8"/>
            </text:list-item>
          </text:list>
        </text:list-item>
      </text:list>
      <text:p text:style-name="P2">Languages:<text:span text:style-name="T2"> Python, C, C++, MATLAB, Fortr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urulent Sans" svg:font-family="'Aurulent Sans'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urulent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urulent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urulent Sans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urulent Sans"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Jayswal</meta:initial-creator>
    <meta:creation-date>2015-05-26T13:02:27</meta:creation-date>
    <dc:date>2015-05-31T18:44:21</dc:date>
    <dc:creator>Nikhil Jayswal</dc:creator>
    <meta:editing-duration>PT1H7M21S</meta:editing-duration>
    <meta:editing-cycles>28</meta:editing-cycles>
    <meta:generator>LibreOffice/3.5$Linux_x86 LibreOffice_project/350m1$Build-2</meta:generator>
    <meta:document-statistic meta:table-count="0" meta:image-count="0" meta:object-count="0" meta:page-count="1" meta:paragraph-count="41" meta:word-count="197" meta:character-count="1246" meta:non-whitespace-character-count="1126"/>
  </office:meta>
</office:document-meta>
</file>